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pitch="fixed"/>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erif"/>
    </style:style>
    <style:style style:name="P2" style:family="paragraph" style:parent-style-name="Standard">
      <style:text-properties style:font-name="FreeSerif" officeooo:rsid="000e84fa" officeooo:paragraph-rsid="000e84fa"/>
    </style:style>
    <style:style style:name="P3" style:family="paragraph" style:parent-style-name="Standard">
      <style:text-properties style:font-name="FreeSerif" officeooo:rsid="0012c133" officeooo:paragraph-rsid="0012c133"/>
    </style:style>
    <style:style style:name="P4" style:family="paragraph" style:parent-style-name="Standard">
      <style:text-properties style:font-name="FreeSerif" officeooo:paragraph-rsid="0012c133"/>
    </style:style>
    <style:style style:name="P5" style:family="paragraph" style:parent-style-name="Standard">
      <style:text-properties officeooo:paragraph-rsid="000ff39b"/>
    </style:style>
    <style:style style:name="P6" style:family="paragraph" style:parent-style-name="Standard">
      <style:paragraph-properties fo:break-before="page"/>
      <style:text-properties style:font-name="FreeSerif" officeooo:rsid="000e84fa" officeooo:paragraph-rsid="000e84fa"/>
    </style:style>
    <style:style style:name="P7" style:family="paragraph" style:parent-style-name="Heading_20_3">
      <style:text-properties style:font-name="FreeSans" fo:font-size="12pt" officeooo:rsid="000e84fa" officeooo:paragraph-rsid="000e84fa" style:font-size-asian="12pt" style:font-size-complex="12pt"/>
    </style:style>
    <style:style style:name="P8" style:family="paragraph" style:parent-style-name="Heading_20_3">
      <style:text-properties fo:font-size="12pt" officeooo:rsid="001b5356" officeooo:paragraph-rsid="001b5356" style:font-size-asian="12pt" style:font-size-complex="12pt"/>
    </style:style>
    <style:style style:name="P9" style:family="paragraph" style:parent-style-name="Text_20_body">
      <style:text-properties officeooo:paragraph-rsid="001b5356"/>
    </style:style>
    <style:style style:name="P10" style:family="paragraph" style:parent-style-name="Standard">
      <style:text-properties style:font-name="FreeSerif" officeooo:paragraph-rsid="0012c133"/>
    </style:style>
    <style:style style:name="P11" style:family="paragraph" style:parent-style-name="Standard">
      <style:text-properties style:font-name="FreeSerif" officeooo:rsid="000e84fa" officeooo:paragraph-rsid="000e84fa"/>
    </style:style>
    <style:style style:name="P12" style:family="paragraph" style:parent-style-name="Standard">
      <style:text-properties style:font-name="FreeSerif" officeooo:rsid="0017b8a9" officeooo:paragraph-rsid="0017b8a9"/>
    </style:style>
    <style:style style:name="P13" style:family="paragraph" style:parent-style-name="Standard">
      <style:text-properties style:font-name="FreeSerif" officeooo:rsid="001897ce" officeooo:paragraph-rsid="001897ce"/>
    </style:style>
    <style:style style:name="P14" style:family="paragraph" style:parent-style-name="Standard">
      <style:text-properties style:font-name="FreeSerif" fo:font-weight="bold" officeooo:rsid="001897ce" officeooo:paragraph-rsid="001897ce" style:font-weight-asian="bold" style:font-weight-complex="bold"/>
    </style:style>
    <style:style style:name="P15" style:family="paragraph" style:parent-style-name="Standard">
      <style:text-properties style:font-name="FreeSerif" fo:font-weight="bold" officeooo:rsid="001b3a26" officeooo:paragraph-rsid="001b3a26" style:font-weight-asian="bold" style:font-weight-complex="bold"/>
    </style:style>
    <style:style style:name="P16" style:family="paragraph" style:parent-style-name="Standard">
      <style:text-properties style:font-name="FreeSerif" officeooo:rsid="001b3a26" officeooo:paragraph-rsid="001b3a26"/>
    </style:style>
    <style:style style:name="P17" style:family="paragraph" style:parent-style-name="Standard">
      <style:paragraph-properties fo:break-before="page"/>
      <style:text-properties style:font-name="FreeSerif" officeooo:rsid="0017b8a9" officeooo:paragraph-rsid="0017b8a9"/>
    </style:style>
    <style:style style:name="P18" style:family="paragraph">
      <style:text-properties style:font-name="Source Code Pro Medium" fo:font-size="10pt" style:font-size-asian="10pt" style:font-size-complex="10pt"/>
    </style:style>
    <style:style style:name="P19" style:family="paragraph">
      <loext:graphic-properties draw:fill="solid" draw:fill-color="#eeeeee"/>
      <style:text-properties style:font-name="Source Code Pro Medium" fo:font-size="10pt" style:font-size-asian="10pt" style:font-size-complex="10pt"/>
    </style:style>
    <style:style style:name="P20" style:family="paragraph">
      <style:text-properties style:font-name="FreeSerif" fo:font-size="11pt" style:font-size-asian="11pt" style:font-size-complex="11pt"/>
    </style:style>
    <style:style style:name="P21" style:family="paragraph">
      <loext:graphic-properties draw:fill="solid" draw:fill-color="#eeeeee"/>
      <style:text-properties style:font-name="FreeSerif" fo:font-size="11pt" style:font-size-asian="11pt" style:font-size-complex="11pt"/>
    </style:style>
    <style:style style:name="T1" style:family="text">
      <style:text-properties officeooo:rsid="000e84fa"/>
    </style:style>
    <style:style style:name="T2" style:family="text">
      <style:text-properties officeooo:rsid="000ed631"/>
    </style:style>
    <style:style style:name="T3" style:family="text">
      <style:text-properties officeooo:rsid="000fa27d"/>
    </style:style>
    <style:style style:name="T4" style:family="text">
      <style:text-properties style:font-name="FreeSerif" officeooo:rsid="000ff39b"/>
    </style:style>
    <style:style style:name="T5" style:family="text">
      <style:text-properties style:font-name="FreeSerif" officeooo:rsid="00118d85"/>
    </style:style>
    <style:style style:name="T6" style:family="text">
      <style:text-properties officeooo:rsid="0019489e"/>
    </style:style>
    <style:style style:name="T7" style:family="text">
      <style:text-properties fo:color="#000000" style:font-name="Source Code Pro Medium" fo:font-size="10pt" style:font-size-asian="10pt" style:font-name-complex="FreeSerif" style:font-size-complex="10pt"/>
    </style:style>
    <style:style style:name="T8" style:family="text">
      <style:text-properties fo:color="#0000aa" style:font-name="Source Code Pro Medium" fo:font-size="10pt" style:font-size-asian="10pt" style:font-name-complex="FreeSerif" style:font-size-complex="10pt"/>
    </style:style>
    <style:style style:name="T9" style:family="text">
      <style:text-properties fo:color="#1e90ff" style:font-name="Source Code Pro Medium" fo:font-size="10pt" style:font-size-asian="10pt" style:font-name-complex="FreeSerif" style:font-size-complex="10pt"/>
    </style:style>
    <style:style style:name="T10" style:family="text">
      <style:text-properties fo:color="#009999" style:font-name="Source Code Pro Medium" fo:font-size="10pt" style:font-size-asian="10pt" style:font-name-complex="FreeSerif" style:font-size-complex="10pt"/>
    </style:style>
    <style:style style:name="T11" style:family="text">
      <style:text-properties fo:color="#00aaaa" style:font-name="Source Code Pro Medium" fo:font-size="10pt" style:font-size-asian="10pt" style:font-name-complex="FreeSerif" style:font-size-complex="10pt"/>
    </style:style>
    <style:style style:name="T12" style:family="text">
      <style:text-properties fo:color="#aa5500" style:font-name="Source Code Pro Medium" fo:font-size="10pt" style:font-size-asian="10pt" style:font-name-complex="FreeSerif" style:font-size-complex="10pt"/>
    </style:style>
    <style:style style:name="T13" style:family="text">
      <style:text-properties fo:color="#000000" style:font-name="FreeSerif" fo:font-size="11pt" style:font-size-asian="11pt" style:font-name-complex="FreeSerif" style:font-size-complex="11pt"/>
    </style:style>
    <style:style style:name="gr1" style:family="graphic">
      <style:graphic-properties draw:stroke="solid" svg:stroke-color="#000000" draw:fill="solid" draw:fill-color="#eeeeee" fo:min-height="3.114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eeeeee" fo:min-height="1.0047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eeeeee" fo:min-height="0.9346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solid" draw:fill-color="#eeeeee" fo:min-height="0in" fo:padding-top="0.1201in" fo:padding-bottom="0.1201in" fo:padding-left="0.1201in" fo:padding-right="0.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3">Iterator</text:h>
      <text:p text:style-name="P1">The Iterator design pattern offers the possibility of traversing and accessing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1">[1]</text:span></text:p>
      <text:p text:style-name="P1"/>
      <text:p text:style-name="P2">In Java, the Iterator interface contains <text:span text:style-name="T3">the following methods: next(), which returns the next element. hasNext(), which returns true if there are more elements in the collection to traverse. remove(), which removes the last element returned by the next() method. forEachRemaining(Consumer&lt;? Super E&gt; action), which performs a given action on all remaining elements. [2] </text:span></text:p>
      <text:p text:style-name="P2"/>
      <text:p text:style-name="P3">The following code exemplifies how to remove elements from a list while traversing the list with an iterator. </text:p>
      <text:p text:style-name="P3"><draw:frame text:anchor-type="paragraph" draw:z-index="0" draw:name="Shape2" draw:style-name="gr1" draw:text-style-name="P19" svg:width="6.4732in" svg:height="4.2661in" svg:x="0.0217in" svg:y="0.1118in"><draw:text-box><text:p text:style-name="P18"><text:span text:style-name="T7">List&lt;Integer&gt; numberList = </text:span><text:span text:style-name="T8">new</text:span><text:span text:style-name="T7"> ArrayList();</text:span></text:p><text:p text:style-name="P18"><text:span text:style-name="T7"><text:s text:c="8"/></text:span><text:span text:style-name="T7">numberList.</text:span><text:span text:style-name="T9">add</text:span><text:span text:style-name="T7">(</text:span><text:span text:style-name="T10">10</text:span><text:span text:style-name="T7">);</text:span></text:p><text:p text:style-name="P18"><text:span text:style-name="T7"><text:s text:c="8"/></text:span><text:span text:style-name="T7">numberList.</text:span><text:span text:style-name="T9">add</text:span><text:span text:style-name="T7">(</text:span><text:span text:style-name="T10">15</text:span><text:span text:style-name="T7">);</text:span></text:p><text:p text:style-name="P18"><text:span text:style-name="T7"><text:s text:c="8"/></text:span><text:span text:style-name="T7">numberList.</text:span><text:span text:style-name="T9">add</text:span><text:span text:style-name="T7">(</text:span><text:span text:style-name="T10">20</text:span><text:span text:style-name="T7">);</text:span></text:p><text:p text:style-name="P18"><text:span text:style-name="T7"><text:s text:c="8"/></text:span></text:p><text:p text:style-name="P18"><text:span text:style-name="T7"><text:s text:c="8"/></text:span><text:span text:style-name="T8">for</text:span><text:span text:style-name="T7"> (</text:span><text:span text:style-name="T11">int</text:span><text:span text:style-name="T7"> number : numberList) {</text:span></text:p><text:p text:style-name="P18"><text:span text:style-name="T7"><text:s text:c="12"/></text:span><text:span text:style-name="T7">System.</text:span><text:span text:style-name="T9">out</text:span><text:span text:style-name="T7">.</text:span><text:span text:style-name="T9">println</text:span><text:span text:style-name="T7">(number);</text:span></text:p><text:p text:style-name="P18"><text:span text:style-name="T7"><text:s text:c="8"/></text:span><text:span text:style-name="T7">}</text:span></text:p><text:p text:style-name="P18"><text:span text:style-name="T7"><text:s text:c="8"/></text:span></text:p><text:p text:style-name="P18"><text:span text:style-name="T7"><text:s text:c="8"/></text:span><text:span text:style-name="T7">System.</text:span><text:span text:style-name="T9">out</text:span><text:span text:style-name="T7">.</text:span><text:span text:style-name="T9">println</text:span><text:span text:style-name="T7">(</text:span><text:span text:style-name="T12">""</text:span><text:span text:style-name="T7">);</text:span></text:p><text:p text:style-name="P18"><text:span text:style-name="T7"><text:s text:c="8"/></text:span></text:p><text:p text:style-name="P18"><text:span text:style-name="T7"><text:s text:c="8"/></text:span><text:span text:style-name="T7">Iterator numberIt = numberList.</text:span><text:span text:style-name="T9">iterator</text:span><text:span text:style-name="T7">();</text:span></text:p><text:p text:style-name="P18"><text:span text:style-name="T7"><text:s text:c="8"/></text:span></text:p><text:p text:style-name="P18"><text:span text:style-name="T7"><text:s text:c="8"/></text:span><text:span text:style-name="T8">while</text:span><text:span text:style-name="T7"> (numberIt.</text:span><text:span text:style-name="T9">hasNext</text:span><text:span text:style-name="T7">()) {</text:span></text:p><text:p text:style-name="P18"><text:span text:style-name="T7"><text:s text:c="12"/></text:span><text:span text:style-name="T8">if</text:span><text:span text:style-name="T7"> ((</text:span><text:span text:style-name="T11">int</text:span><text:span text:style-name="T7">) numberIt.</text:span><text:span text:style-name="T9">next</text:span><text:span text:style-name="T7">() &lt; </text:span><text:span text:style-name="T10">15</text:span><text:span text:style-name="T7">) {</text:span></text:p><text:p text:style-name="P18"><text:span text:style-name="T7"><text:s text:c="16"/></text:span><text:span text:style-name="T7">numberIt.</text:span><text:span text:style-name="T9">remove</text:span><text:span text:style-name="T7">();</text:span></text:p><text:p text:style-name="P18"><text:span text:style-name="T7"><text:s text:c="12"/></text:span><text:span text:style-name="T7">}</text:span></text:p><text:p text:style-name="P18"><text:span text:style-name="T7"><text:s text:c="8"/></text:span><text:span text:style-name="T7">}</text:span></text:p><text:p text:style-name="P18"><text:span text:style-name="T7"><text:s text:c="8"/></text:span></text:p><text:p text:style-name="P18"><text:span text:style-name="T7"><text:s text:c="8"/></text:span><text:span text:style-name="T8">for</text:span><text:span text:style-name="T7"> (</text:span><text:span text:style-name="T11">int</text:span><text:span text:style-name="T7"> number : numberList) {</text:span></text:p><text:p text:style-name="P18"><text:span text:style-name="T7"><text:s text:c="12"/></text:span><text:span text:style-name="T7">System.</text:span><text:span text:style-name="T9">out</text:span><text:span text:style-name="T7">.</text:span><text:span text:style-name="T9">println</text:span><text:span text:style-name="T7">(number);</text:span></text:p><text:p text:style-name="P18"><text:span text:style-name="T7"><text:s text:c="8"/></text:span><text:span text:style-name="T7">}</text:span></text:p><text:p text:style-name="P18"><text:span text:style-name="T7"><text:s text:c="4"/></text:span><text:span text:style-name="T7">}</text:span></text:p></draw:text-box></draw:frame></text:p>
      <text:p text:style-name="P4"/>
      <text:p text:style-name="P4"/>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Output</text:p>
      <text:p text:style-name="P13"><draw:frame text:anchor-type="paragraph" draw:z-index="1" draw:name="Shape2" draw:style-name="gr2" draw:text-style-name="P21" svg:width="6.4732in" svg:height="1.2496in" svg:x="0.0217in" svg:y="0.1118in"><draw:text-box><text:p text:style-name="P20"><text:span text:style-name="T13">10</text:span></text:p><text:p text:style-name="P20"><text:span text:style-name="T13">15</text:span></text:p><text:p text:style-name="P20"><text:span text:style-name="T13">20</text:span></text:p><text:p text:style-name="P20"><text:span text:style-name="T13"/></text:p><text:p text:style-name="P20"><text:span text:style-name="T13">15</text:span></text:p><text:p text:style-name="P20"><text:span text:style-name="T13">20</text:span></text:p></draw:text-box></draw:frame></text:p>
      <text:p text:style-name="P13"/>
      <text:p text:style-name="P2"/>
      <text:p text:style-name="P12"/>
      <text:p text:style-name="P12"/>
      <text:p text:style-name="P12"/>
      <text:p text:style-name="P12"/>
      <text:p text:style-name="P12"/>
      <text:p text:style-name="P12"/>
      <text:p text:style-name="P12"/>
      <text:p text:style-name="P12"/>
      <text:p text:style-name="P17">The following code exemplifies how <text:span text:style-name="T6">to apply an action to all elements that remains after the last element returned by next(). </text:span></text:p>
      <text:p text:style-name="P12"><draw:frame text:anchor-type="paragraph" draw:z-index="2" draw:name="Shape2" draw:style-name="gr3" draw:text-style-name="P19" svg:width="6.4732in" svg:height="1.8161in" svg:x="0.0217in" svg:y="0.1118in"><draw:text-box><text:p text:style-name="P18"><text:span text:style-name="T7">List&lt;Integer&gt; numberList = </text:span><text:span text:style-name="T8">new</text:span><text:span text:style-name="T7"> ArrayList();</text:span></text:p><text:p text:style-name="P18"><text:span text:style-name="T7">numberList.</text:span><text:span text:style-name="T9">add</text:span><text:span text:style-name="T7">(</text:span><text:span text:style-name="T10">10</text:span><text:span text:style-name="T7">);</text:span></text:p><text:p text:style-name="P18"><text:span text:style-name="T7">numberList.</text:span><text:span text:style-name="T9">add</text:span><text:span text:style-name="T7">(</text:span><text:span text:style-name="T10">15</text:span><text:span text:style-name="T7">);</text:span></text:p><text:p text:style-name="P18"><text:span text:style-name="T7">numberList.</text:span><text:span text:style-name="T9">add</text:span><text:span text:style-name="T7">(</text:span><text:span text:style-name="T10">20</text:span><text:span text:style-name="T7">);</text:span></text:p><text:p text:style-name="P18"><text:span text:style-name="T7"><text:s text:c="16"/></text:span></text:p><text:p text:style-name="P18"><text:span text:style-name="T7">Iterator numberIt = numberList.</text:span><text:span text:style-name="T9">iterator</text:span><text:span text:style-name="T7">();</text:span></text:p><text:p text:style-name="P18"><text:span text:style-name="T7"><text:s text:c="8"/></text:span></text:p><text:p text:style-name="P18"><text:span text:style-name="T7">numberIt.</text:span><text:span text:style-name="T9">next</text:span><text:span text:style-name="T7">();</text:span></text:p><text:p text:style-name="P18"><text:span text:style-name="T7">numberIt.</text:span><text:span text:style-name="T9">forEachRemaining</text:span><text:span text:style-name="T7">(System.</text:span><text:span text:style-name="T9">out</text:span><text:span text:style-name="T7">::println);</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5"/>
      <text:p text:style-name="P15">Output</text:p>
      <text:p text:style-name="P16"><draw:frame text:anchor-type="paragraph" draw:z-index="3" draw:name="Shape2" draw:style-name="gr4" draw:text-style-name="P21" svg:width="6.4732in" svg:height="0.5776in" svg:x="0.0217in" svg:y="0.1118in"><draw:text-box><text:p text:style-name="P20"><text:span text:style-name="T13">15</text:span></text:p><text:p text:style-name="P20"><text:span text:style-name="T13">20</text:span></text:p></draw:text-box></draw:frame></text:p>
      <text:p text:style-name="P16"/>
      <text:p text:style-name="P16"/>
      <text:p text:style-name="P16"/>
      <text:p text:style-name="P16"/>
      <text:h text:style-name="P8" text:outline-level="3">Command</text:h>
      <text:p text:style-name="P9"/>
      <text:p text:style-name="P6">[1] Gamma, Helm, Johnson, Vlissides. Design Patterns. <text:span text:style-name="T2">1 ed. Addison-Wesley Professional; 1994.</text:span></text:p>
      <text:p text:style-name="P5"><text:span text:style-name="T4">[2] Oracle. Interface Iterator&lt;E&gt; [Internet]. </text:span><text:span text:style-name="T5">[cited 2020-02-12]. Available from: </text:span><text:a xlink:type="simple" xlink:href="https://docs.oracle.com/javase/8/docs/api/java/util/Iterator.html" text:style-name="Internet_20_link" text:visited-style-name="Visited_20_Internet_20_Link">https://docs.oracle.com/javase/8/docs/api/java/util/Iterator.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pitch="fixed"/>
    <style:font-face style:name="Source Code Pro Medium" svg:font-family="'Source Code Pro Medium'" style:font-pitch="fixed"/>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02:55.130860548</meta:creation-date>
    <dc:date>2020-02-12T13:04:17.997075080</dc:date>
    <meta:editing-duration>PT1H34M25S</meta:editing-duration>
    <meta:editing-cycles>9</meta:editing-cycles>
    <meta:generator>LibreOffice/6.0.7.3$Linux_X86_64 LibreOffice_project/00m0$Build-3</meta:generator>
    <meta:document-statistic meta:table-count="0" meta:image-count="0" meta:object-count="0" meta:page-count="3" meta:paragraph-count="10" meta:word-count="222" meta:character-count="1527" meta:non-whitespace-character-count="1311"/>
  </office:meta>
</office:document-meta>
</file>